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keep-with-next="always"/>
    </style:style>
    <style:style style:name="P2" style:family="paragraph" style:parent-style-name="Heading_20_2">
      <style:paragraph-properties fo:keep-with-next="always"/>
      <style:text-properties officeooo:paragraph-rsid="000fca81"/>
    </style:style>
    <style:style style:name="P3" style:family="paragraph" style:parent-style-name="Text_20_body">
      <style:text-properties officeooo:paragraph-rsid="000fca81"/>
    </style:style>
    <style:style style:name="T1" style:family="text">
      <style:text-properties style:font-name="Liberation Sans" style:font-name-asian="Noto Sans CJK SC" style:font-name-complex="FreeSan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🧠 The Ultimate Home IT Lab — From Noob to Ninja</text:p>
      <text:p text:style-name="Standard"/>
      <text:h text:style-name="Heading_20_2" text:outline-level="2">🚀 Why I Built It</text:h>
      <text:p text:style-name="Standard">This is not just a learning environment — it’s my personal cyber range, DevOps lab, and production-grade simulation platform. It exists to test ideas, break things, automate recovery, simulate attacks, respond to threats, deploy apps, build infrastructure, and validate security controls.</text:p>
      <text:p text:style-name="Standard"/>
      <text:p text:style-name="Standard">It reflects real-world complexity — designed to replicate enterprise networks, complete with domains, subnets, firewalls, logs, alerts, and containers. I built this lab to sharpen my skills in:</text:p>
      <text:p text:style-name="Standard"/>
      <text:p text:style-name="Standard">🧩 Infrastructure &amp; Networking</text:p>
      <text:p text:style-name="Standard"/>
      <text:p text:style-name="Standard">🔐 Cybersecurity &amp; Blue/Red Team Practices</text:p>
      <text:p text:style-name="Standard"/>
      <text:p text:style-name="Standard">🖥️ Server &amp; Endpoint Management</text:p>
      <text:p text:style-name="Standard"/>
      <text:p text:style-name="Standard">🤖 Automation &amp; Orchestration</text:p>
      <text:p text:style-name="Standard"/>
      <text:p text:style-name="Standard">☁️ Hybrid Cloud Design</text:p>
      <text:p text:style-name="Standard"/>
      <text:p text:style-name="Standard">🖥️ Core Lab Infrastructure</text:p>
      <text:p text:style-name="Standard">💾 Hypervisor Environment</text:p>
      <text:p text:style-name="Standard">Proxmox VE Cluster (3 nodes) on bare metal</text:p>
      <text:p text:style-name="Standard"/>
      <text:p text:style-name="Standard">ZFS RAID1 + SSD Caching</text:p>
      <text:p text:style-name="Standard"/>
      <text:p text:style-name="Standard">High Availability (HA) enabled</text:p>
      <text:p text:style-name="Standard"/>
      <text:p text:style-name="Standard">Centralized backups with Proxmox Backup Server</text:p>
      <text:p text:style-name="Standard"/>
      <text:h text:style-name="P1" text:outline-level="2">🛠️ Virtualized <text:span text:style-name="T1">Machines</text:span> &amp; Containers</text:h>
      <text:p text:style-name="Standard">Role<text:tab/>OS<text:tab/>Purpose</text:p>
      <text:p text:style-name="Standard">DC01<text:tab/>Windows Server 2022<text:tab/>Active Directory, DNS, GPO, DHCP</text:p>
      <text:p text:style-name="Standard">FS01<text:tab/>Windows Server<text:tab/>File server with DFS, Shadow Copies</text:p>
      <text:p text:style-name="Standard">MGMT<text:tab/>Windows 10<text:tab/>Admin workstation with RSAT, PowerShell ISE</text:p>
      <text:p text:style-name="Standard">LNX-WEB<text:tab/>Ubuntu 22.04<text:tab/>Apache + NGINX reverse proxy</text:p>
      <text:p text:style-name="Standard">LNX-DB<text:tab/>Debian<text:tab/>PostgreSQL &amp; MariaDB clusters</text:p>
      <text:p text:style-name="Standard">KALI<text:tab/>Kali Linux<text:tab/>Pen testing, red team tools</text:p>
      <text:p text:style-name="Standard">PFSENSE<text:tab/>pfSense CE<text:tab/>Firewall, VLAN gateway, OpenVPN</text:p>
      <text:p text:style-name="Standard">SIEM<text:tab/>Ubuntu<text:tab/>Wazuh + ELK SIEM stack</text:p>
      <text:p text:style-name="Standard">GRAYLOG<text:tab/>Docker<text:tab/>Log collection from syslog/NXLog</text:p>
      <text:p text:style-name="Standard">HONEYPOT<text:tab/>T-Pot or Cowrie<text:tab/>Attack detection simulation</text:p>
      <text:p text:style-name="Standard">VAULT<text:tab/>HashiCorp Vault<text:tab/>Secrets management</text:p>
      <text:p text:style-name="Standard"/>
      <text:p text:style-name="Standard">🌐 Network Design (Simulated Enterprise)</text:p>
      <text:p text:style-name="Standard">Network Layout</text:p>
      <text:p text:style-name="Standard">VLAN 10 – Admin Zone (AD/DC, MGMT)</text:p>
      <text:p text:style-name="Standard"/>
      <text:p text:style-name="Standard"><text:soft-page-break/>VLAN 20 – Workstations</text:p>
      <text:p text:style-name="Standard"/>
      <text:p text:style-name="Standard">VLAN 30 – Servers (Web, DB, SIEM)</text:p>
      <text:p text:style-name="Standard"/>
      <text:p text:style-name="Standard">VLAN 40 – DMZ (Web exposed to internet)</text:p>
      <text:p text:style-name="Standard"/>
      <text:p text:style-name="Standard">VLAN 50 – Red Team / Threat Simulation</text:p>
      <text:p text:style-name="Standard"/>
      <text:p text:style-name="Standard">VLAN 99 – Management VLAN (out-of-band)</text:p>
      <text:p text:style-name="Standard"/>
      <text:p text:style-name="Standard">Firewall Rules (pfSense)</text:p>
      <text:p text:style-name="Standard">Strict east-west traffic rules</text:p>
      <text:p text:style-name="Standard"/>
      <text:p text:style-name="Standard">Isolated VLANs (no lateral movement without permission)</text:p>
      <text:p text:style-name="Standard"/>
      <text:p text:style-name="Standard">Transparent proxy with Snort/Suricata inline detection</text:p>
      <text:p text:style-name="Standard"/>
      <text:h text:style-name="P1" text:outline-level="2">🧪 Pro Labs (Real-World Simulation)</text:h>
      <text:p text:style-name="Standard">🔐 Active Directory Attacks &amp; Defense</text:p>
      <text:p text:style-name="Standard">MITRE ATT&amp;CK simulation: Golden ticket attacks, password spraying, DCSync</text:p>
      <text:p text:style-name="Standard"/>
      <text:p text:style-name="Standard">Event log forwarding to Wazuh for detection</text:p>
      <text:p text:style-name="Standard"/>
      <text:p text:style-name="Standard">Custom PowerShell scripts for real-time alerting via webhook to Slack</text:p>
      <text:p text:style-name="Standard"/>
      <text:p text:style-name="Standard">☁️ Hybrid Cloud Simulation</text:p>
      <text:p text:style-name="Standard">AWS Free Tier:</text:p>
      <text:p text:style-name="Standard"/>
      <text:p text:style-name="Standard">VPC with public &amp; private subnets</text:p>
      <text:p text:style-name="Standard"/>
      <text:p text:style-name="Standard">VPN tunnel from pfSense to AWS via IPSec</text:p>
      <text:p text:style-name="Standard"/>
      <text:p text:style-name="Standard">EC2 Web server + RDS MySQL backend</text:p>
      <text:p text:style-name="Standard"/>
      <text:p text:style-name="Standard">Terraform Infrastructure as Code:</text:p>
      <text:p text:style-name="Standard"/>
      <text:p text:style-name="Standard">Deploying S3, EC2, and networking via Git repo</text:p>
      <text:p text:style-name="Standard"/>
      <text:p text:style-name="Standard">CloudFront + WAF for basic protection layer</text:p>
      <text:p text:style-name="Standard"/>
      <text:p text:style-name="Standard">⚙️ Automated OS Deployment</text:p>
      <text:p text:style-name="Standard">PXE boot server with iPXE + unattended installs (Linux, Windows)</text:p>
      <text:p text:style-name="Standard"/>
      <text:p text:style-name="Standard">Kickstart and preseed configs</text:p>
      <text:p text:style-name="Standard"/>
      <text:p text:style-name="Standard">Ansible playbooks for post-install configuration</text:p>
      <text:p text:style-name="Standard"/>
      <text:p text:style-name="Standard">🛡️ SIEM &amp; Log Pipeline</text:p>
      <text:p text:style-name="Standard">Wazuh Manager + Agents on all endpoints</text:p>
      <text:p text:style-name="Standard"/>
      <text:p text:style-name="Standard">NXLog/Winlogbeat for Windows event forwarding</text:p>
      <text:p text:style-name="Standard"><text:soft-page-break/></text:p>
      <text:p text:style-name="Standard">Suricata IDS logs piped into ELK + Grafana dashboards</text:p>
      <text:p text:style-name="Standard"/>
      <text:p text:style-name="Standard">Alerting via Telegram bot + Slack webhooks</text:p>
      <text:p text:style-name="Standard"/>
      <text:h text:style-name="P1" text:outline-level="2">🎯 <text:span text:style-name="T1">Offensive</text:span> Lab</text:h>
      <text:p text:style-name="Standard">Attack simulation using Metasploit, Cobalt Strike, and custom payloads</text:p>
      <text:p text:style-name="Standard"/>
      <text:p text:style-name="Standard">Controlled environments for reverse shells, phishing, and privilege escalation</text:p>
      <text:p text:style-name="Standard"/>
      <text:p text:style-name="Standard">Blue team detects, triages, and responds using SIEM</text:p>
      <text:p text:style-name="Standard"/>
      <text:p text:style-name="Standard">🔄 Automation &amp; CI/CD Stack</text:p>
      <text:p text:style-name="Standard">Tool<text:tab/>Use Case</text:p>
      <text:p text:style-name="Standard">Ansible<text:tab/>Automated server hardening, role-based provisioning</text:p>
      <text:p text:style-name="Standard">GitLab CI/CD<text:tab/>Push → test → build Docker → deploy to K8s</text:p>
      <text:p text:style-name="Standard">Terraform<text:tab/>AWS + Proxmox provisioning</text:p>
      <text:p text:style-name="Standard">Jenkins<text:tab/>Build pipelines, test automation</text:p>
      <text:p text:style-name="Standard">Vault + Consul<text:tab/>Secrets &amp; service discovery</text:p>
      <text:p text:style-name="Standard"/>
      <text:p text:style-name="Standard">🔎 Monitoring &amp; Alerting</text:p>
      <text:p text:style-name="Standard">Uptime Kuma: Website and service uptime dashboard</text:p>
      <text:p text:style-name="Standard"/>
      <text:p text:style-name="Standard">Grafana + Prometheus: Node monitoring, alerts for resource spikes</text:p>
      <text:p text:style-name="Standard"/>
      <text:p text:style-name="Standard">Zabbix: Agent-based health and service check</text:p>
      <text:p text:style-name="Standard"/>
      <text:p text:style-name="Standard">🔬 Cool Extras</text:p>
      <text:p text:style-name="Standard">✅ Honeypots (SSH, HTTP, SMB) reporting to Wazuh</text:p>
      <text:p text:style-name="Standard"/>
      <text:p text:style-name="Standard">✅ Custom GPO Templates for real-world use: USB lockdown, screen timeout, BitLocker policies</text:p>
      <text:p text:style-name="Standard"/>
      <text:p text:style-name="Standard">✅ Sysinternals tools preloaded and automated via login script</text:p>
      <text:p text:style-name="Standard"/>
      <text:p text:style-name="Standard">✅ Windows Autopilot simulation for MDM onboarding</text:p>
      <text:p text:style-name="Standard"/>
      <text:p text:style-name="Standard">✅ Reverse Proxy with Failover: NGINX load balancing + Certbot auto-renew</text:p>
      <text:p text:style-name="Standard"/>
      <text:p text:style-name="Standard">📦 Backups &amp; Disaster Recovery</text:p>
      <text:p text:style-name="Standard">🔁 Automated snapshots with ZFS + Proxmox</text:p>
      <text:p text:style-name="Standard"/>
      <text:p text:style-name="Standard">📦 Full VM backups to external Synology NAS</text:p>
      <text:p text:style-name="Standard"/>
      <text:p text:style-name="Standard">🧪 Monthly recovery drills from backup images</text:p>
      <text:p text:style-name="Standard"/>
      <text:p text:style-name="Standard">🔮 Next Phase / Future Plans</text:p>
      <text:p text:style-name="Standard">🧬 Implement Zero Trust architecture with Tailscale</text:p>
      <text:p text:style-name="Standard"/>
      <text:p text:style-name="Standard">☁️ Extend cloud infra with Azure &amp; GCP multi-cloud</text:p>
      <text:p text:style-name="Standard"/>
      <text:p text:style-name="Standard">🎣 Simulate spear phishing with Gophish + payload response</text:p>
      <text:p text:style-name="Standard"><text:soft-page-break/></text:p>
      <text:p text:style-name="Standard">🧱 Build a SOC dashboard with full incident lifecycle tracking</text:p>
      <text:p text:style-name="Standard"/>
      <text:p text:style-name="Standard">⚔️ Red vs. Blue game days: attack/defend scenarios w/ scoring</text:p>
      <text:p text:style-name="Standard"/>
      <text:p text:style-name="Standard">👁️‍🗨️ Deploy Security Onion 2 for full-packet capture &amp; advanced threat hunting</text:p>
      <text:p text:style-name="Standard"/>
      <text:p text:style-name="Standard">🎓 What This Lab Proves About Me</text:p>
      <text:p text:style-name="Standard">✅ I can build and secure a full-stack enterprise-grade IT environment from scratch</text:p>
      <text:p text:style-name="Standard">✅ I understand real-world risks and how to monitor, defend, and automate around them</text:p>
      <text:p text:style-name="Standard">✅ I don’t just run commands — I build systems, break them, and rebuild smarter</text:p>
      <text:p text:style-name="Standard">✅ I can scale: from scripting a local VM to deploying in the cloud</text:p>
      <text:p text:style-name="Standard">✅ I treat my home lab like a production network — because practice is preparation</text:p>
      <text:p text:style-name="Standard"><text:s text:c="2"/>My Advanced IT Home Lab</text:p>
      <text:p text:style-name="Standard">Overview</text:p>
      <text:p text:style-name="Standard">This project documents my journey of building a cutting-edge IT Home Lab. The environment is designed to simulate and solve real-world IT problems, covering everything from system administration, networking, cybersecurity, cloud computing, and automation. I use enterprise-level tools, advanced networking configurations, and security practices to replicate what happens in professional IT infrastructures.</text:p>
      <text:p text:style-name="Standard"/>
      <text:h text:style-name="Heading_20_2" text:outline-level="2">🖥️ Lab Setup</text:h>
      <text:p text:style-name="Standard">Host System:</text:p>
      <text:p text:style-name="Standard">Processor: AMD Ryzen 9 5900X (12 cores, 24 threads)</text:p>
      <text:p text:style-name="Standard"/>
      <text:p text:style-name="Standard">RAM: 64 GB DDR4 ECC RAM (Error Correcting Code for higher reliability)</text:p>
      <text:p text:style-name="Standard"/>
      <text:p text:style-name="Standard">Storage: 1TB NVMe SSD (primary) + 4TB RAID 1 HDD (secondary for VM storage &amp; backups)</text:p>
      <text:p text:style-name="Standard"/>
      <text:p text:style-name="Standard">GPU: Nvidia RTX 3070 (optional, for GPU-intensive tasks or virtual GPU workloads)</text:p>
      <text:p text:style-name="Standard"/>
      <text:p text:style-name="Standard">Networking: 10 Gbps Ethernet with dual NICs (for higher throughput, VLANs, and network isolation)</text:p>
      <text:p text:style-name="Standard"/>
      <text:h text:style-name="P1" text:outline-level="2">Virtualization <text:span text:style-name="T1">Tools</text:span>:</text:h>
      <text:p text:style-name="Standard">Proxmox VE: Hypervisor for managing VMs and containers with advanced features like clustering and high availability.</text:p>
      <text:p text:style-name="Standard"/>
      <text:p text:style-name="Standard">VMware ESXi: Enterprise-grade hypervisor used for setting up a VMware cluster with vCenter Server for centralized management.</text:p>
      <text:p text:style-name="Standard"/>
      <text:p text:style-name="Standard">Docker &amp; Kubernetes: Container orchestration for building, scaling, and managing containerized applications.</text:p>
      <text:p text:style-name="Standard"/>
      <text:p text:style-name="Standard">Operating Systems:</text:p>
      <text:p text:style-name="Standard">Windows Server 2022 (Domain Controller, DNS, DHCP, AD DS, IIS)</text:p>
      <text:p text:style-name="Standard"/>
      <text:p text:style-name="Standard">Ubuntu 20.04 LTS (Web Server, Database Server, Security Operations, CI/CD Pipeline)</text:p>
      <text:p text:style-name="Standard"/>
      <text:p text:style-name="Standard"><text:soft-page-break/>CentOS 8 / Rocky Linux 8 (Database Clustering, Application Servers)</text:p>
      <text:p text:style-name="Standard"/>
      <text:p text:style-name="Standard">Kali Linux (Penetration Testing, Security Audits)</text:p>
      <text:p text:style-name="Standard"/>
      <text:p text:style-name="Standard">pfSense (Firewall &amp; Router, VPN Server)</text:p>
      <text:p text:style-name="Standard"/>
      <text:p text:style-name="Standard">Docker Containers: For microservices and isolated environments</text:p>
      <text:p text:style-name="Standard"/>
      <text:h text:style-name="P1" text:outline-level="2">📁 Basic <text:span text:style-name="T1">Labs</text:span> (Fundamentals)</text:h>
      <text:p text:style-name="Standard">These tasks focus on foundational IT concepts, but they are implemented in a more sophisticated, enterprise-level manner.</text:p>
      <text:p text:style-name="Standard"/>
      <text:p text:style-name="Standard">🔧 Basic Windows Server Tasks</text:p>
      <text:p text:style-name="Standard">✅ Installed Windows Server 2022 VM</text:p>
      <text:p text:style-name="Standard"/>
      <text:p text:style-name="Standard">✅ Set up Active Directory Domain Services (AD DS)</text:p>
      <text:p text:style-name="Standard"/>
      <text:p text:style-name="Standard">✅ Configured DNS and DHCP for automatic IP assignment and name resolution.</text:p>
      <text:p text:style-name="Standard"/>
      <text:p text:style-name="Standard">✅ Configured Group Policy Objects (GPOs) for centralized management.</text:p>
      <text:p text:style-name="Standard"/>
      <text:p text:style-name="Standard">✅ Set up DFS (Distributed File System) for replication across multiple servers.</text:p>
      <text:p text:style-name="Standard">screenshots/basic/windows-server-setup.png</text:p>
      <text:p text:style-name="Standard"/>
      <text:p text:style-name="Standard">👨‍💼 Advanced Active Directory</text:p>
      <text:p text:style-name="Standard">✅ Domain Trusts and Forests: Set up forest and domain trusts for inter-domain communication.</text:p>
      <text:p text:style-name="Standard"/>
      <text:p text:style-name="Standard">✅ Group Policy: Implemented advanced Group Policy Objects (GPO) for security hardening (e.g., password policies, user rights assignment).</text:p>
      <text:p text:style-name="Standard"/>
      <text:p text:style-name="Standard">✅ Delegation of Control: Created a fine-grained delegation model for managing users and OUs.</text:p>
      <text:p text:style-name="Standard">screenshots/basic/ad-domain-setup.png</text:p>
      <text:p text:style-name="Standard"/>
      <text:p text:style-name="Standard">🐧 Advanced Linux Sysadmin</text:p>
      <text:p text:style-name="Standard">✅ Set up NFS and Samba file sharing for inter-operability between Linux and Windows systems.</text:p>
      <text:p text:style-name="Standard"/>
      <text:p text:style-name="Standard">✅ Managed LVM (Logical Volume Management) to dynamically allocate storage across virtual machines.</text:p>
      <text:p text:style-name="Standard"/>
      <text:p text:style-name="Standard">✅ Configuring SELinux for mandatory access control, hardening systems.</text:p>
      <text:p text:style-name="Standard"/>
      <text:p text:style-name="Standard">✅ Automated updates using unattended-upgrades and Ansible.</text:p>
      <text:p text:style-name="Standard">screenshots/basic/linux-advanced-setup.png</text:p>
      <text:p text:style-name="Standard"/>
      <text:h text:style-name="P1" text:outline-level="2">🚀 <text:span text:style-name="T1">Advanced</text:span> Labs (Pro)</text:h>
      <text:p text:style-name="Standard">These labs simulate real-world scenarios and include high-level administrative, security, and network tasks.</text:p>
      <text:p text:style-name="Standard"/>
      <text:p text:style-name="Standard">🔁 Automated Windows Backup &amp; Restore</text:p>
      <text:p text:style-name="Standard"><text:soft-page-break/>🛠️ In Progress: Configuring Windows Server Backup with automated scheduled backups, and using Veeam Backup &amp; Replication for incremental backups of VM snapshots.</text:p>
      <text:p text:style-name="Standard"/>
      <text:p text:style-name="Standard">✅ Restoring Windows Server from Veeam Backup to test the full disaster recovery process.</text:p>
      <text:p text:style-name="Standard">screenshots/advanced/windows-backup.png</text:p>
      <text:p text:style-name="Standard"/>
      <text:p text:style-name="Standard">💻 PowerShell Scripting (Automation)</text:p>
      <text:p text:style-name="Standard">✅ Automated AD User Management: Wrote PowerShell scripts to automate user account creation, password resets, and account lockout policies in Active Directory.</text:p>
      <text:p text:style-name="Standard"/>
      <text:p text:style-name="Standard">✅ Custom Reports: Created scripts for generating detailed AD Group Reports, User Login Logs, and Password Expiry Reports.</text:p>
      <text:p text:style-name="Standard">screenshots/advanced/powershell-automation.png</text:p>
      <text:p text:style-name="Standard"/>
      <text:p text:style-name="Standard">🧠 Security Auditing (Sysinternals &amp; PowerShell)</text:p>
      <text:p text:style-name="Standard">✅ Auditing AD &amp; Windows Security Logs using Sysinternals Suite and custom PowerShell scripts to gather, analyze, and report on key security events.</text:p>
      <text:p text:style-name="Standard"/>
      <text:p text:style-name="Standard">✅ Security Baseline Configuration: Deployed security baselines via GPOs and checked compliance using Microsoft Security Compliance Toolkit.</text:p>
      <text:p text:style-name="Standard">screenshots/advanced/sysinternals-security.png</text:p>
      <text:p text:style-name="Standard"/>
      <text:p text:style-name="Standard">🛠️ GPO Deployment &amp; Security Hardening</text:p>
      <text:p text:style-name="Standard">✅ Applied Advanced Security Policies through Group Policy:</text:p>
      <text:p text:style-name="Standard"/>
      <text:p text:style-name="Standard">Account Lockout Policy, Audit Policies, User Rights Assignment.</text:p>
      <text:p text:style-name="Standard"/>
      <text:p text:style-name="Standard">✅ System Hardening with GPO: Enabled Windows Defender, BitLocker Encryption, and Windows Firewall via GPO.</text:p>
      <text:p text:style-name="Standard">screenshots/advanced/gpo-security.png</text:p>
      <text:p text:style-name="Standard"/>
      <text:p text:style-name="Standard">📊 Log Management &amp; SIEM</text:p>
      <text:p text:style-name="Standard">🛠️ In Progress: Setting up Wazuh as a central security information and event management (SIEM) solution.</text:p>
      <text:p text:style-name="Standard"/>
      <text:p text:style-name="Standard">✅ Integrated with Graylog for centralized log management from all servers.</text:p>
      <text:p text:style-name="Standard"/>
      <text:p text:style-name="Standard">✅ Real-time Log Monitoring with custom dashboards and alerts for critical security events.</text:p>
      <text:p text:style-name="Standard">screenshots/advanced/wazuh-dashboard.png</text:p>
      <text:p text:style-name="Standard"/>
      <text:p text:style-name="Standard">💡 Expert Labs (Next-Gen IT)</text:p>
      <text:p text:style-name="Standard">These labs take your lab setup to an enterprise-level with cloud integrations, containerization, and advanced security scenarios.</text:p>
      <text:p text:style-name="Standard"/>
      <text:p text:style-name="Standard">🌐 Web Server Deployment</text:p>
      <text:p text:style-name="Standard">✅ Deployed Apache Web Server on Ubuntu 20.04, configured SSL using Let’s Encrypt for encryption.</text:p>
      <text:p text:style-name="Standard"/>
      <text:p text:style-name="Standard">✅ Deployed IIS Web Server on Windows Server 2022 for hosting ASP.NET applications.</text:p>
      <text:p text:style-name="Standard"/>
      <text:p text:style-name="Standard">✅ Set up Load Balancing: Configured HAProxy or Nginx for load balancing across multiple web servers in a highly available configuration.</text:p>
      <text:p text:style-name="Standard"><text:soft-page-break/>screenshots/expert/webserver-ssl.png</text:p>
      <text:p text:style-name="Standard"/>
      <text:p text:style-name="Standard">☁️ Cloud Integration</text:p>
      <text:p text:style-name="Standard">🛠️ In Progress: Setting up a hybrid cloud environment using AWS and on-premise Proxmox VMs.</text:p>
      <text:p text:style-name="Standard"/>
      <text:p text:style-name="Standard">VPC Configuration: Set up Virtual Private Cloud (VPC) with multiple subnets (public and private).</text:p>
      <text:p text:style-name="Standard"/>
      <text:p text:style-name="Standard">VPN Tunnel: Configured IPSec VPN tunnel between on-premise lab and AWS VPC for secure remote access.</text:p>
      <text:p text:style-name="Standard"/>
      <text:p text:style-name="Standard">✅ AWS EC2 and S3: Created an EC2 instance, attached an EBS volume, and stored static files in S3.</text:p>
      <text:p text:style-name="Standard">screenshots/expert/aws-cloud-setup.png</text:p>
      <text:p text:style-name="Standard"/>
      <text:p text:style-name="Standard">🔒 Penetration Testing with Kali Linux</text:p>
      <text:p text:style-name="Standard">✅ Set up Kali Linux VM for penetration testing, including tools like Metasploit, Nmap, Wireshark, and Burp Suite.</text:p>
      <text:p text:style-name="Standard"/>
      <text:p text:style-name="Standard">✅ Network Scanning &amp; Exploitation: Performed internal network scanning and vulnerability exploitation on lab servers.</text:p>
      <text:p text:style-name="Standard"/>
      <text:p text:style-name="Standard">✅ Security Monitoring: Detected and mitigated attacks using Suricata IDS, Fail2ban, and Wazuh.</text:p>
      <text:p text:style-name="Standard">screenshots/expert/pen-test.png</text:p>
      <text:p text:style-name="Standard"/>
      <text:p text:style-name="Standard">🧑‍💻 CI/CD Pipeline</text:p>
      <text:p text:style-name="Standard">✅ Jenkins: Set up a CI/CD pipeline to automate the deployment of code from a GitHub repository to a test web server (Apache/Nginx).</text:p>
      <text:p text:style-name="Standard"/>
      <text:p text:style-name="Standard">✅ Docker &amp; Kubernetes: Containerized the application and deployed it using Kubernetes on Proxmox with Helm for package management.</text:p>
      <text:p text:style-name="Standard">screenshots/expert/cicd-pipeline.png</text:p>
      <text:p text:style-name="Standard"/>
      <text:p text:style-name="Standard">🛡️ Advanced Network Security (Firewall &amp; VPN)</text:p>
      <text:p text:style-name="Standard">✅ pfSense Firewall: Configured pfSense as the main firewall and router, setting up rules for network segmentation and VPN access.</text:p>
      <text:p text:style-name="Standard"/>
      <text:p text:style-name="Standard">✅ Site-to-Site VPN: Created a site-to-site VPN between the home lab and a remote server, ensuring secure communication between different networks.</text:p>
      <text:p text:style-name="Standard">screenshots/expert/pfsense-setup.png</text:p>
      <text:p text:style-name="Standard"/>
      <text:h text:style-name="P1" text:outline-level="2">🧰 <text:span text:style-name="T1">Professional</text:span> Tools Used</text:h>
      <text:h text:style-name="P1" text:outline-level="2"><text:span text:style-name="T1">Virtualization</text:span>:</text:h>
      <text:p text:style-name="Standard"/>
      <text:p text:style-name="Standard">Proxmox VE, VMware ESXi</text:p>
      <text:p text:style-name="Standard"/>
      <text:p text:style-name="Standard">Docker &amp; Kubernetes (for container orchestration)</text:p>
      <text:p text:style-name="Standard"/>
      <text:p text:style-name="Standard">Scripting &amp; Automation:</text:p>
      <text:p text:style-name="Standard"/>
      <text:p text:style-name="Standard"><text:soft-page-break/>PowerShell, Bash</text:p>
      <text:p text:style-name="Standard"/>
      <text:p text:style-name="Standard">Ansible, Terraform (for Infrastructure as</text:p>
      <text:p text:style-name="Standard"/>
      <text:p text:style-name="Standard"/>
      <text:p text:style-name="Standard"/>
      <text:p text:style-name="Standard">ChatGPT said:</text:p>
      <text:p text:style-name="Standard">Code)</text:p>
      <text:p text:style-name="Standard"/>
      <text:p text:style-name="Standard">Networking &amp; Security:</text:p>
      <text:p text:style-name="Standard"/>
      <text:p text:style-name="Standard">pfSense, WireGuard, OpenVPN, Suricata, Snort</text:p>
      <text:p text:style-name="Standard"/>
      <text:p text:style-name="Standard">Log Management &amp; SIEM:</text:p>
      <text:p text:style-name="Standard"/>
      <text:p text:style-name="Standard">Wazuh, Graylog, Elastic Stack (ELK)</text:p>
      <text:p text:style-name="Standard"/>
      <text:p text:style-name="Standard">CI/CD &amp; DevOps:</text:p>
      <text:p text:style-name="Standard"/>
      <text:p text:style-name="Standard">GitHub, Jenkins, Docker, Helm, Kubernetes</text:p>
      <text:p text:style-name="Standard"/>
      <text:p text:style-name="Standard">Cloud:</text:p>
      <text:p text:style-name="Standard"/>
      <text:p text:style-name="Standard">AWS, Azure (for hybrid environments)</text:p>
      <text:p text:style-name="Standard"/>
      <text:p text:style-name="Standard">Penetration Testing:</text:p>
      <text:p text:style-name="Standard"/>
      <text:p text:style-name="Standard">Kali Linux, Nmap, Metasploit, Wireshark, Burp Suite</text:p>
      <text:p text:style-name="Standard"/>
      <text:h text:style-name="P1" text:outline-level="2">📌 Future <text:span text:style-name="T1">Enhancements</text:span></text:h>
      <text:p text:style-name="Standard">🔒 Zero Trust Architecture: Simulate Zero Trust environments using tools like Tailscale and BeyondCorp models.</text:p>
      <text:p text:style-name="Standard"/>
      <text:p text:style-name="Standard">🧠 AI-Driven Security: Experiment with Security Orchestration, Automation, and Response (SOAR).</text:p>
      <text:p text:style-name="Standard"/>
      <text:p text:style-name="Standard">☁️ Multi-Cloud Lab: Extend lab across AWS, Azure, and GCP for multi-cloud experience.</text:p>
      <text:p text:style-name="Standard"/>
      <text:p text:style-name="Standard">🧪 Incident Response Playbooks: Build out full blue-team incident response and recovery scenarios.</text:p>
      <text:p text:style-name="Standard"/>
      <text:p text:style-name="Standard">⚙️ Automated VM Provisioning: Fully automate infrastructure builds using Terraform + Ansible workflows. 🧠 Ultimate Home Lab Portfolio</text:p>
      <text:p text:style-name="Standard">From Beginner to Expert — Realistic, Detailed &amp; Practical</text:p>
      <text:p text:style-name="Standard"/>
      <text:p text:style-name="Standard">🏁 Phase 1: Foundation Setup (Beginner Level)</text:p>
      <text:p text:style-name="Standard">✅ Operating Systems to Install (on VMs)</text:p>
      <text:p text:style-name="Standard">OS<text:tab/>Use Case<text:tab/>Notes</text:p>
      <text:p text:style-name="Standard">Windows 10 Pro<text:tab/>Standard desktop for management<text:tab/>Enable RDP, join domain</text:p>
      <text:p text:style-name="Standard">Windows 11 Pro<text:tab/>Modern desktop testing<text:tab/>TPM + Secure Boot via VM</text:p>
      <text:p text:style-name="Standard">Windows Server 2019 &amp; 2022<text:tab/>Server-side testing<text:tab/>AD, DNS, DHCP, GPOs</text:p>
      <text:p text:style-name="Standard"><text:soft-page-break/>Linux Mint<text:tab/>Beginner-friendly Linux<text:tab/>GUI practice, basic CLI</text:p>
      <text:p text:style-name="Standard">Ubuntu Server<text:tab/>Server practice<text:tab/>No GUI, pure CLI admin</text:p>
      <text:p text:style-name="Standard">Kali Linux<text:tab/>Security &amp; penetration testing<text:tab/>Nmap, Metasploit, Burp</text:p>
      <text:p text:style-name="Standard">Debian/Arch (optional)<text:tab/>Advanced Linux skills<text:tab/>Manual package/config</text:p>
      <text:p text:style-name="Standard">pfSense<text:tab/>Router/firewall OS<text:tab/>VLANs, IDS/IPS, DHCP, VPN</text:p>
      <text:p text:style-name="Standard">OpenMediaVault / TrueNAS<text:tab/>NAS &amp; storage testing<text:tab/>SMB/NFS shares, RAID</text:p>
      <text:p text:style-name="Standard"/>
      <text:p text:style-name="Standard">📸 Screenshot Prompts:</text:p>
      <text:p text:style-name="Standard"/>
      <text:p text:style-name="Standard">VM creation screen</text:p>
      <text:p text:style-name="Standard"/>
      <text:p text:style-name="Standard">ISO boot &amp; install progress</text:p>
      <text:p text:style-name="Standard"/>
      <text:p text:style-name="Standard">Login &amp; IP config terminal</text:p>
      <text:p text:style-name="Standard"/>
      <text:h text:style-name="P2" text:outline-level="2">🔧 Phase 2: Post-Installation <text:span text:style-name="T1">Configuration</text:span></text:h>
      <text:p text:style-name="P3"><text:span text:style-name="T1"/></text:p>
      <text:p text:style-name="Standard">✅ Core Setup per OS:</text:p>
      <text:p text:style-name="Standard">Create local user: mchyasn</text:p>
      <text:p text:style-name="Standard"/>
      <text:p text:style-name="Standard">Set static IP &amp; hostname</text:p>
      <text:p text:style-name="Standard"/>
      <text:p text:style-name="Standard">Install Guest Additions / KVM tools</text:p>
      <text:p text:style-name="Standard"/>
      <text:p text:style-name="Standard">Enable SSH / RDP / Sudo</text:p>
      <text:p text:style-name="Standard"/>
      <text:p text:style-name="Standard">Configure DNS &amp; gateway</text:p>
      <text:p text:style-name="Standard"/>
      <text:p text:style-name="Standard">Set up shared clipboard/folders</text:p>
      <text:p text:style-name="Standard"/>
      <text:p text:style-name="Standard">📸 Screenshots:</text:p>
      <text:p text:style-name="Standard"/>
      <text:p text:style-name="Standard">ipconfig / ip a</text:p>
      <text:p text:style-name="Standard"/>
      <text:p text:style-name="Standard">Desktop + installed apps</text:p>
      <text:p text:style-name="Standard"/>
      <text:p text:style-name="Standard">SSH into Linux / RDP to Win10</text:p>
      <text:p text:style-name="Standard"/>
      <text:h text:style-name="P1" text:outline-level="2">📦 Phase 3: Software Install &amp; Environment Setup</text:h>
      <text:p text:style-name="Standard">✅ Windows</text:p>
      <text:p text:style-name="Standard">Sysinternals Suite</text:p>
      <text:p text:style-name="Standard"/>
      <text:p text:style-name="Standard">Notepad++, Wireshark, Putty</text:p>
      <text:p text:style-name="Standard"/>
      <text:p text:style-name="Standard">PowerShell 7</text:p>
      <text:p text:style-name="Standard"/>
      <text:p text:style-name="Standard">Git + VS Code</text:p>
      <text:p text:style-name="Standard"/>
      <text:p text:style-name="Standard">Chocolatey for package management</text:p>
      <text:p text:style-name="Standard"><text:soft-page-break/></text:p>
      <text:p text:style-name="Standard">✅ Linux</text:p>
      <text:p text:style-name="Standard">UFW / iptables</text:p>
      <text:p text:style-name="Standard"/>
      <text:p text:style-name="Standard">NGINX / Apache</text:p>
      <text:p text:style-name="Standard"/>
      <text:p text:style-name="Standard">Fail2Ban + ClamAV</text:p>
      <text:p text:style-name="Standard"/>
      <text:p text:style-name="Standard">Neofetch, htop, netstat</text:p>
      <text:p text:style-name="Standard"/>
      <text:p text:style-name="Standard">Git + VS Code + tmux</text:p>
      <text:p text:style-name="Standard"/>
      <text:p text:style-name="Standard">✅ Cross-Platform Tools</text:p>
      <text:p text:style-name="Standard">VirtualBox/KVM guest additions</text:p>
      <text:p text:style-name="Standard"/>
      <text:p text:style-name="Standard">Docker &amp; Portainer</text:p>
      <text:p text:style-name="Standard"/>
      <text:p text:style-name="Standard">Python 3 + Pip</text:p>
      <text:p text:style-name="Standard"/>
      <text:p text:style-name="Standard">SSH keys &amp; config files</text:p>
      <text:p text:style-name="Standard"/>
      <text:p text:style-name="Standard">📸 Screenshots:</text:p>
      <text:p text:style-name="Standard"/>
      <text:p text:style-name="Standard">Chocolatey install logs</text:p>
      <text:p text:style-name="Standard"/>
      <text:p text:style-name="Standard">sudo ufw status, Fail2ban log</text:p>
      <text:p text:style-name="Standard"/>
      <text:p text:style-name="Standard">Docker container dashboard</text:p>
      <text:p text:style-name="Standard"/>
      <text:h text:style-name="P1" text:outline-level="2">🧠 Phase 4: Intermediate Lab Projects</text:h>
      <text:p text:style-name="Text_20_body"><text:span text:style-name="T1"/></text:p>
      <text:p text:style-name="Standard">✅ Networking &amp; Services</text:p>
      <text:p text:style-name="Standard">Project<text:tab/>Description</text:p>
      <text:p text:style-name="Standard">AD DS + DNS + DHCP<text:tab/>Fully configured domain mchyasn.local</text:p>
      <text:p text:style-name="Standard">Group Policy Lab<text:tab/>User lockout, software deploy, security hardening</text:p>
      <text:p text:style-name="Standard">Shared Folders<text:tab/>Linux ↔ Windows SMB share testing</text:p>
      <text:p text:style-name="Standard">Remote Desktop Gateway<text:tab/>RDP through HTTPS</text:p>
      <text:p text:style-name="Standard">Apache &amp; NGINX Hosting<text:tab/>Static site + reverse proxy</text:p>
      <text:p text:style-name="Standard">FTP / SFTP Servers<text:tab/>File transfer lab</text:p>
      <text:p text:style-name="Standard">Firewall Rules with pfSense<text:tab/>Allow/block VLANs</text:p>
      <text:p text:style-name="Standard">OpenVPN / WireGuard<text:tab/>VPN server hosted on pfSense</text:p>
      <text:p text:style-name="Standard"/>
      <text:p text:style-name="Standard">📸 Screenshots:</text:p>
      <text:p text:style-name="Standard"/>
      <text:p text:style-name="Standard">Group Policy editor</text:p>
      <text:p text:style-name="Standard"/>
      <text:p text:style-name="Standard">Shared folder permissions</text:p>
      <text:p text:style-name="Standard"/>
      <text:p text:style-name="Standard">RDP Gateway login</text:p>
      <text:p text:style-name="Standard"/>
      <text:h text:style-name="Heading_20_2" text:outline-level="2"><text:soft-page-break/>🔐 Phase 5: Security &amp; Blue Team Skills</text:h>
      <text:p text:style-name="Text_20_body"/>
      <text:p text:style-name="Standard">✅ Defensive Projects:</text:p>
      <text:p text:style-name="Standard">Windows Event Viewer + Custom Event Logs</text:p>
      <text:p text:style-name="Standard"/>
      <text:p text:style-name="Standard">Sysmon + Winlogbeat → ELK / Graylog</text:p>
      <text:p text:style-name="Standard"/>
      <text:p text:style-name="Standard">Install &amp; configure Wazuh</text:p>
      <text:p text:style-name="Standard"/>
      <text:p text:style-name="Standard">Enable BitLocker &amp; LUKS full-disk encryption</text:p>
      <text:p text:style-name="Standard"/>
      <text:p text:style-name="Standard">AuditPol: Enable auditing</text:p>
      <text:p text:style-name="Standard"/>
      <text:p text:style-name="Standard">Harden Windows with LGPO tool</text:p>
      <text:p text:style-name="Standard"/>
      <text:p text:style-name="Standard">✅ Offensive Projects:</text:p>
      <text:p text:style-name="Standard">Kali + Metasploit → Exploit Win10</text:p>
      <text:p text:style-name="Standard"/>
      <text:p text:style-name="Standard">Crack passwords with John / Hydra</text:p>
      <text:p text:style-name="Standard"/>
      <text:p text:style-name="Standard">SQLMap on test DB</text:p>
      <text:p text:style-name="Standard"/>
      <text:p text:style-name="Standard">BurpSuite → MITM practice</text:p>
      <text:p text:style-name="Standard"/>
      <text:p text:style-name="Standard">Create phishing email in Gophish</text:p>
      <text:p text:style-name="Standard"/>
      <text:p text:style-name="Standard">📸 Screenshots:</text:p>
      <text:p text:style-name="Standard"/>
      <text:p text:style-name="Standard">Sysmon logs in Graylog</text:p>
      <text:p text:style-name="Standard"/>
      <text:p text:style-name="Standard">Kali terminal running SQLMap</text:p>
      <text:p text:style-name="Standard"/>
      <text:p text:style-name="Standard">BurpSuite intercept window</text:p>
      <text:p text:style-name="Standard"/>
      <text:h text:style-name="P1" text:outline-level="2">💡 Phase 6: Expert-Level Automation &amp; Integration</text:h>
      <text:p text:style-name="Standard">✅ Automation</text:p>
      <text:p text:style-name="Standard">PowerShell Scripts:</text:p>
      <text:p text:style-name="Standard"/>
      <text:p text:style-name="Standard">Bulk user creation</text:p>
      <text:p text:style-name="Standard"/>
      <text:p text:style-name="Standard">Log archiving</text:p>
      <text:p text:style-name="Standard"/>
      <text:p text:style-name="Standard">AD group management</text:p>
      <text:p text:style-name="Standard"/>
      <text:p text:style-name="Standard">Bash Scripts:</text:p>
      <text:p text:style-name="Standard"/>
      <text:p text:style-name="Standard">Package install</text:p>
      <text:p text:style-name="Standard"/>
      <text:p text:style-name="Standard">Service monitor + restart</text:p>
      <text:p text:style-name="Standard"><text:soft-page-break/></text:p>
      <text:p text:style-name="Standard">CRON jobs / Task Scheduler</text:p>
      <text:p text:style-name="Standard"/>
      <text:p text:style-name="Standard">✅ Monitoring &amp; Logging</text:p>
      <text:p text:style-name="Standard">PRTG Network Monitor</text:p>
      <text:p text:style-name="Standard"/>
      <text:p text:style-name="Standard">Prometheus + Grafana</text:p>
      <text:p text:style-name="Standard"/>
      <text:p text:style-name="Standard">ELK Stack: Elasticsearch, Logstash, Kibana</text:p>
      <text:p text:style-name="Standard"/>
      <text:p text:style-name="Standard">Wazuh + OSSEC (SIEM)</text:p>
      <text:p text:style-name="Standard"/>
      <text:p text:style-name="Standard">✅ Integration</text:p>
      <text:p text:style-name="Standard">GitHub push via CLI</text:p>
      <text:p text:style-name="Standard"/>
      <text:p text:style-name="Standard">Dockerized apps (ELK, Portainer, Nextcloud)</text:p>
      <text:p text:style-name="Standard"/>
      <text:p text:style-name="Standard">Backup testing with Veeam &amp; Timeshift</text:p>
      <text:p text:style-name="Standard"/>
      <text:p text:style-name="Standard">Network map with Nmap &amp; draw.io</text:p>
      <text:p text:style-name="Standard"/>
      <text:p text:style-name="Standard">Zabbix for full network monitoring</text:p>
      <text:p text:style-name="Standard"/>
      <text:p text:style-name="Standard">📸 Screenshots:</text:p>
      <text:p text:style-name="Standard"/>
      <text:p text:style-name="Standard">PowerShell script output</text:p>
      <text:p text:style-name="Standard"/>
      <text:p text:style-name="Standard">Grafana dashboard</text:p>
      <text:p text:style-name="Standard"/>
      <text:h text:style-name="P1" text:outline-level="2">Portainer container view , 🧠 Advanced IT Home Lab Projects (mchyasn.local)</text:h>
      <text:p text:style-name="Standard"/>
      <text:p text:style-name="Standard">This section showcases advanced simulations and tools deployed in my home lab to build real-world enterprise skills in cybersecurity, networking, and systems automation.</text:p>
      <text:p text:style-name="Standard">🔐 1. ELK Stack SIEM (Elastic + Logstash + Kibana)</text:p>
      <text:p text:style-name="Standard"/>
      <text:p text:style-name="Standard">Goal: Monitor system and network logs from Windows, Linux, and pfSense.</text:p>
      <text:p text:style-name="Standard"/>
      <text:p text:style-name="Standard"><text:s text:c="4"/>✅ Winlogbeat forwarding from Windows Server</text:p>
      <text:p text:style-name="Standard"/>
      <text:p text:style-name="Standard"><text:s text:c="4"/>✅ Syslog integration from Ubuntu and pfSense</text:p>
      <text:p text:style-name="Standard"/>
      <text:p text:style-name="Standard"><text:s text:c="4"/>✅ Dashboards showing failed logins, SSH scans, firewall blocks</text:p>
      <text:p text:style-name="Standard"/>
      <text:p text:style-name="Standard">🌍 2. Multi-Site Active Directory Forest</text:p>
      <text:p text:style-name="Standard"/>
      <text:p text:style-name="Standard">Goal: Simulate an enterprise with multiple sites and domains.</text:p>
      <text:p text:style-name="Standard"/>
      <text:p text:style-name="Standard"><text:s text:c="4"/>✅ Domains: mchyasn.local &amp; remote.mchyasn.local</text:p>
      <text:p text:style-name="Standard"/>
      <text:p text:style-name="Standard"><text:soft-page-break/><text:s text:c="4"/>✅ Trust relationship between forests</text:p>
      <text:p text:style-name="Standard"/>
      <text:p text:style-name="Standard"><text:s text:c="4"/>✅ AD Sites &amp; Services: two sites, subnets, site links</text:p>
      <text:p text:style-name="Standard"/>
      <text:p text:style-name="Standard">🦠 3. Red Team Simulation with Caldera</text:p>
      <text:p text:style-name="Standard"/>
      <text:p text:style-name="Standard">Goal: Run emulated cyberattacks and monitor detection.</text:p>
      <text:p text:style-name="Standard"/>
      <text:p text:style-name="Standard"><text:s text:c="4"/>✅ Caldera agent deployed on victim system</text:p>
      <text:p text:style-name="Standard"/>
      <text:p text:style-name="Standard"><text:s text:c="4"/>✅ MITRE ATT&amp;CK-based operation: privilege escalation + lateral movement</text:p>
      <text:p text:style-name="Standard"/>
      <text:p text:style-name="Standard"><text:s text:c="4"/>✅ Alerts triggered in SIEM</text:p>
      <text:p text:style-name="Standard"/>
      <text:p text:style-name="Standard">🔄 4. Backup &amp; Disaster Recovery</text:p>
      <text:p text:style-name="Standard"/>
      <text:p text:style-name="Standard">Goal: Implement full system backup and restore.</text:p>
      <text:p text:style-name="Standard"/>
      <text:p text:style-name="Standard"><text:s text:c="4"/>✅ Daily backups via UrBackup</text:p>
      <text:p text:style-name="Standard"/>
      <text:p text:style-name="Standard"><text:s text:c="4"/>✅ Test VM restore completed successfully</text:p>
      <text:p text:style-name="Standard"/>
      <text:p text:style-name="Standard"><text:s text:c="4"/>✅ Snapshot before/after simulated ransomware</text:p>
      <text:p text:style-name="Standard"/>
      <text:p text:style-name="Standard">🌐 5. Reverse Proxy + SSL with NGINX</text:p>
      <text:p text:style-name="Standard"/>
      <text:p text:style-name="Standard">Goal: Host multiple web apps securely over HTTPS.</text:p>
      <text:p text:style-name="Standard"/>
      <text:p text:style-name="Standard"><text:s text:c="4"/>✅ Proxy for apps: vault.mchyasn.local, wiki.mchyasn.local</text:p>
      <text:p text:style-name="Standard"/>
      <text:p text:style-name="Standard"><text:s text:c="4"/>✅ Let's Encrypt wildcard certificates</text:p>
      <text:p text:style-name="Standard"/>
      <text:p text:style-name="Standard"><text:s text:c="4"/>✅ Auto renewal + HTTP → HTTPS redirect</text:p>
      <text:p text:style-name="Standard"/>
      <text:p text:style-name="Standard">📦 6. Kubernetes Lab (K3s + Grafana)</text:p>
      <text:p text:style-name="Standard"/>
      <text:p text:style-name="Standard">Goal: Deploy and monitor container-based services.</text:p>
      <text:p text:style-name="Standard"/>
      <text:p text:style-name="Standard"><text:s text:c="4"/>✅ Cluster initialized with K3s</text:p>
      <text:p text:style-name="Standard"/>
      <text:p text:style-name="Standard"><text:s text:c="4"/>✅ Apps deployed using Helm</text:p>
      <text:p text:style-name="Standard"/>
      <text:p text:style-name="Standard"><text:s text:c="4"/>✅ Grafana dashboard showing metrics</text:p>
      <text:p text:style-name="Standard"/>
      <text:p text:style-name="Standard">🛡️ 7. IDS/IPS with Suricata</text:p>
      <text:p text:style-name="Standard"/>
      <text:p text:style-name="Standard">Goal: Detect network threats and raise alerts.</text:p>
      <text:p text:style-name="Standard"/>
      <text:p text:style-name="Standard"><text:s text:c="4"/>✅ Suricata connected to pfSense LAN</text:p>
      <text:p text:style-name="Standard"/>
      <text:p text:style-name="Standard"><text:s text:c="4"/>✅ Alerts for port scans, malicious IPs</text:p>
      <text:p text:style-name="Standard"/>
      <text:p text:style-name="Standard"><text:soft-page-break/><text:s text:c="4"/>✅ Integrated with Wazuh dashboard</text:p>
      <text:p text:style-name="Standard"/>
      <text:h text:style-name="P1" text:outline-level="2">⚙️ 8. Ansible Lab Automation<text:span text:style-name="T1"/></text:h>
      <text:p text:style-name="Standard"/>
      <text:p text:style-name="Standard">Goal: Automate server config and domain joins.</text:p>
      <text:p text:style-name="Standard"/>
      <text:p text:style-name="Standard"><text:s text:c="4"/>✅ Playbook to install packages, configure hostname, join domain</text:p>
      <text:p text:style-name="Standard"/>
      <text:p text:style-name="Standard"><text:s text:c="4"/>✅ User + Group creation via YAML</text:p>
      <text:p text:style-name="Standard"/>
      <text:p text:style-name="Standard"><text:s text:c="4"/>✅ Agentless deployment , </text:p>
      <text:p text:style-name="Standard">🧑‍💻 Step 1: Windows 10 VM – Install Drivers and Basic Apps</text:p>
      <text:p text:style-name="Standard"/>
      <text:p text:style-name="Standard">✅ Installed Chocolatey (package manager) via PowerShell</text:p>
      <text:p text:style-name="Standard">✅ Used Chocolatey to install essential apps:</text:p>
      <text:p text:style-name="Standard">- Google Chrome</text:p>
      <text:p text:style-name="Standard">- 7-Zip</text:p>
      <text:p text:style-name="Standard">- Notepad++</text:p>
      <text:p text:style-name="Standard">- Git</text:p>
      <text:p text:style-name="Standard">- VLC Media Player</text:p>
      <text:p text:style-name="Standard">- Sysinternals Suite</text:p>
      <text:p text:style-name="Standard">- CPU-Z</text:p>
      <text:p text:style-name="Standard">- HWMonitor</text:p>
      <text:p text:style-name="Standard">- TreeSize Free</text:p>
      <text:p text:style-name="Standard">- Rufus</text:p>
      <text:p text:style-name="Standard">- WinDirStat</text:p>
      <text:p text:style-name="Standard">- Wireshark</text:p>
      <text:p text:style-name="Standard"/>
      <text:p text:style-name="Standard">Used PowerShell script to automate the installations.</text:p>
      <text:p text:style-name="Standard"/>
      <text:p text:style-name="Standard">🧑‍💻 Step 2: Windows 10 VM – Create Local Users &amp; Manage Accounts</text:p>
      <text:p text:style-name="Standard"/>
      <text:p text:style-name="Standard">✅ Opened Settings &gt; Accounts &gt; Family &amp; other users</text:p>
      <text:p text:style-name="Standard">✅ Added local users:</text:p>
      <text:p text:style-name="Standard">- testuser1 (Standard)</text:p>
      <text:p text:style-name="Standard">- testadmin (Administrator)</text:p>
      <text:p text:style-name="Standard">✅ Switched between accounts to test</text:p>
      <text:p text:style-name="Standard">✅ Changed account types via Control Panel</text:p>
      <text:p text:style-name="Standard">✅ Set and removed passwords</text:p>
      <text:p text:style-name="Standard">✅ Verified access control and permissions</text:p>
      <text:p text:style-name="Standard"/>
      <text:p text:style-name="Standard">🧑‍💻 Step 3: Windows 10 VM – Common Troubleshooting Practice</text:p>
      <text:p text:style-name="Standard"/>
      <text:p text:style-name="Standard">✅ Network:</text:p>
      <text:p text:style-name="Standard">- Disabled/re-enabled adapter</text:p>
      <text:p text:style-name="Standard">- Ran network troubleshooter</text:p>
      <text:p text:style-name="Standard">- Used: ipconfig, ping, tracert</text:p>
      <text:p text:style-name="Standard"/>
      <text:p text:style-name="Standard">✅ Windows Update:</text:p>
      <text:p text:style-name="Standard">- Checked for updates manually</text:p>
      <text:p text:style-name="Standard">- Reviewed update history</text:p>
      <text:p text:style-name="Standard"><text:soft-page-break/>- Paused and resumed updates</text:p>
      <text:p text:style-name="Standard"/>
      <text:p text:style-name="Standard">✅ Printers:</text:p>
      <text:p text:style-name="Standard">- Simulated printer install</text:p>
      <text:p text:style-name="Standard">- Checked Print Spooler service</text:p>
      <text:p text:style-name="Standard">- Removed and re-added printers</text:p>
      <text:p text:style-name="Standard"/>
      <text:p text:style-name="Standard">🛡️ Step 4: Promote Windows Server to Domain Controller &amp; Create AD Domain</text:p>
      <text:p text:style-name="Standard"/>
      <text:p text:style-name="Standard">✅ A. Set Static IP Address</text:p>
      <text:p text:style-name="Standard">- Set IP: 192.168.1.10, Subnet: 255.255.255.0, Gateway: 192.168.1.1, DNS: 127.0.0.1</text:p>
      <text:p text:style-name="Standard"/>
      <text:p text:style-name="Standard">✅ B. Renamed the Server</text:p>
      <text:p text:style-name="Standard">- Renamed to WIN-SERVER and rebooted</text:p>
      <text:p text:style-name="Standard"/>
      <text:p text:style-name="Standard">✅ C. Installed AD DS Role</text:p>
      <text:p text:style-name="Standard">- Added 'Active Directory Domain Services' and 'DNS Server'</text:p>
      <text:p text:style-name="Standard"/>
      <text:p text:style-name="Standard">✅ D. Promoted to Domain Controller</text:p>
      <text:p text:style-name="Standard">- New Forest: lab.local</text:p>
      <text:p text:style-name="Standard">- Set DSRM password</text:p>
      <text:p text:style-name="Standard">- Server restarted as domain controller</text:p>
      <text:p text:style-name="Standard"/>
      <text:p text:style-name="Standard">🌐 Step 6: Configure DHCP and DNS on Windows Server</text:p>
      <text:p text:style-name="Standard"/>
      <text:p text:style-name="Standard">✅ A. DHCP Setup</text:p>
      <text:p text:style-name="Standard">- Installed DHCP Server via Server Manager</text:p>
      <text:p text:style-name="Standard">- Completed configuration wizard</text:p>
      <text:p text:style-name="Standard">- Created IPv4 Scope:</text:p>
      <text:p text:style-name="Standard"><text:s text:c="2"/>- Name: Lab DHCP Scope</text:p>
      <text:p text:style-name="Standard"><text:s text:c="2"/>- Range: 192.168.1.100 – 192.168.1.200</text:p>
      <text:p text:style-name="Standard"><text:s text:c="2"/>- Subnet Mask: 255.255.255.0</text:p>
      <text:p text:style-name="Standard"><text:s text:c="2"/>- Gateway: 192.168.1.1</text:p>
      <text:p text:style-name="Standard"><text:s text:c="2"/>- DNS: 192.168.1.10</text:p>
      <text:p text:style-name="Standard">- Activated Scope and verified dynamic IP assignment</text:p>
      <text:p text:style-name="Standard"/>
      <text:p text:style-name="Standard">✅ B. DNS Setup</text:p>
      <text:p text:style-name="Standard">- Verified Forward Lookup Zone: lab.local</text:p>
      <text:p text:style-name="Standard">- Verified (optional) Reverse Lookup Zone</text:p>
      <text:p text:style-name="Standard">- Used nslookup on lab.local and confirmed name resolution</text:p>
      <text:p text:style-name="Standard"/>
      <text:p text:style-name="Standard">🐧 Step 7: Ubuntu/Xubuntu VM – Basic Linux Administration</text:p>
      <text:p text:style-name="Standard"/>
      <text:p text:style-name="Standard">✅ A. Practiced Basic Terminal Commands</text:p>
      <text:p text:style-name="Standard">- Used: pwd, ls, cd, mkdir, touch, rm</text:p>
      <text:p text:style-name="Standard"/>
      <text:p text:style-name="Standard">✅ B. Created and Managed Users/Groups</text:p>
      <text:p text:style-name="Standard">- Created user: testuser</text:p>
      <text:p text:style-name="Standard">- Set password for testuser</text:p>
      <text:p text:style-name="Standard">- Created group: testgroup</text:p>
      <text:p text:style-name="Standard">- Added testuser to testgroup</text:p>
      <text:p text:style-name="Standard">- Deleted testuser after testing</text:p>
      <text:p text:style-name="Standard"><text:soft-page-break/></text:p>
      <text:p text:style-name="Standard">✅ C. Set File Permissions and Ownership</text:p>
      <text:p text:style-name="Standard">- Created directory: /home/testfiles</text:p>
      <text:p text:style-name="Standard">- Created file: myfile.txt</text:p>
      <text:p text:style-name="Standard">- Changed ownership: chown testuser:testgroup myfile.txt</text:p>
      <text:p text:style-name="Standard">- Changed permissions: chmod 755 and chmod 700</text:p>
      <text:p text:style-name="Standard">- Verified using: ls -l</text:p>
      <text:p text:style-name="Standard"/>
      <text:p text:style-name="Standard">✅ D. Installed/Updated Software with APT</text:p>
      <text:p text:style-name="Standard">- Ran: sudo apt update &amp;&amp; sudo apt upgrade</text:p>
      <text:p text:style-name="Standard">- Installed tool: htop</text:p>
      <text:p text:style-name="Standard">- Removed tool after testing: sudo apt remove htop</text:p>
      <text:p text:style-name="Standard"/>
      <text:p text:style-name="Standard">Linux VM now has foundational user, permissions, and software management skills practiced.</text:p>
      <text:p text:style-name="Standard"/>
      <text:p text:style-name="Standard">🌐 Step 8: Networking Between VMs</text:p>
      <text:p text:style-name="Standard"/>
      <text:p text:style-name="Standard">✅ A. Ping Between Machines</text:p>
      <text:p text:style-name="Standard">- Used ipconfig (Windows) and ip a/ifconfig (Linux) to check IP addresses</text:p>
      <text:p text:style-name="Standard">- Pinged each VM from the others to verify connectivity</text:p>
      <text:p text:style-name="Standard">- Verified ICMP replies across all machines</text:p>
      <text:p text:style-name="Standard"/>
      <text:p text:style-name="Standard">✅ B. Share a Folder Over the Network</text:p>
      <text:p text:style-name="Standard">- Created and shared folder on Windows 10 VM</text:p>
      <text:p text:style-name="Standard">- Enabled Network Discovery and File Sharing</text:p>
      <text:p text:style-name="Standard">- Accessed shared folder using: \\&lt;Windows_VM_IP&gt;\SharedFolder</text:p>
      <text:p text:style-name="Standard"/>
      <text:p text:style-name="Standard">✅ C. Used ipconfig / ifconfig / ip</text:p>
      <text:p text:style-name="Standard">- Reviewed IP configuration details on each VM:</text:p>
      <text:p text:style-name="Standard"><text:s text:c="2"/>- IP Address</text:p>
      <text:p text:style-name="Standard"><text:s text:c="2"/>- Subnet Mask</text:p>
      <text:p text:style-name="Standard"><text:s text:c="2"/>- Default Gateway</text:p>
      <text:p text:style-name="Standard"><text:s text:c="2"/>- DNS Server</text:p>
      <text:p text:style-name="Standard"/>
      <text:p text:style-name="Standard">✅ D. Tested DNS Resolution</text:p>
      <text:p text:style-name="Standard">- Ran: nslookup lab.local and ping lab.local</text:p>
      <text:p text:style-name="Standard">- Confirmed resolution to Domain Controller IP</text:p>
      <text:p text:style-name="Standard"/>
      <text:p text:style-name="Standard">The lab network is now functioning and integrated across Windows and Linux environmen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4:18:34.727366819</meta:creation-date>
    <dc:date>2025-06-10T14:26:31.979228220</dc:date>
    <meta:editing-duration>PT7M58S</meta:editing-duration>
    <meta:editing-cycles>1</meta:editing-cycles>
    <meta:document-statistic meta:table-count="0" meta:image-count="0" meta:object-count="0" meta:page-count="16" meta:paragraph-count="469" meta:word-count="3209" meta:character-count="21221" meta:non-whitespace-character-count="18347"/>
    <meta:generator>LibreOffice/24.2.7.2$Linux_X86_64 LibreOffice_project/420$Build-2</meta:generator>
  </office:meta>
</office:document-meta>
</file>